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0.8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7" draw:text-style-name="P7" svg:width="2.424cm" svg:height="1.142cm" svg:x="-0.76cm" svg:y="7.527cm"><draw:text-box><text:p text:style-name="P3"><text:span text:style-name="T1">jean</text:span></text:p></draw:text-box></draw:frame><draw:frame text:anchor-type="paragraph" draw:z-index="1" draw:name="Cadre de texte 3" draw:style-name="gr6" draw:text-style-name="P7" svg:width="4.211cm" svg:height="0.719cm" svg:x="13.538cm" svg:y="7.521cm"><draw:text-box><text:p text:style-name="P3"><text:span text:style-name="T1">eudes</text:span></text:p></draw:text-box></draw:frame><draw:frame text:anchor-type="paragraph" draw:z-index="2" draw:name="Cadre de texte 2" draw:style-name="gr5" draw:text-style-name="P7" svg:width="3.908cm" svg:height="0.572cm" svg:x="1.399cm" svg:y="13.407cm"><draw:text-box><text:p text:style-name="P3"><text:span text:style-name="T1">sexeform</text:span></text:p></draw:text-box></draw:frame><draw:frame text:anchor-type="paragraph" draw:z-index="3" draw:name="Cadre de texte 4" draw:style-name="gr5" draw:text-style-name="P7" svg:width="3.908cm" svg:height="0.572cm" svg:x="1.277cm" svg:y="14.222cm"><draw:text-box><text:p text:style-name="P3"><text:span text:style-name="T1">ageform</text:span></text:p></draw:text-box></draw:frame><draw:frame text:anchor-type="paragraph" draw:z-index="4" draw:name="Cadre de texte 5" draw:style-name="gr5" draw:text-style-name="P7" svg:width="3.908cm" svg:height="0.572cm" svg:x="1.36cm" svg:y="15.076cm"><draw:text-box><text:p text:style-name="P3"><text:span text:style-name="T1">tailleform</text:span></text:p></draw:text-box></draw:frame><draw:frame text:anchor-type="paragraph" draw:z-index="5" draw:name="Cadre de texte 6" draw:style-name="gr5" draw:text-style-name="P7" svg:width="3.908cm" svg:height="0.572cm" svg:x="1.563cm" svg:y="15.85cm"><draw:text-box><text:p text:style-name="P3"><text:span text:style-name="T1">poidsform</text:span></text:p></draw:text-box></draw:frame><draw:frame text:anchor-type="paragraph" draw:z-index="6" draw:name="Cadre de texte 7" draw:style-name="gr5" draw:text-style-name="P7" svg:width="3.908cm" svg:height="0.572cm" svg:x="1.563cm" svg:y="16.704cm"><draw:text-box><text:p text:style-name="P3"><text:span text:style-name="T1">yeuxform</text:span></text:p></draw:text-box></draw:frame><draw:frame text:anchor-type="paragraph" draw:z-index="7" draw:name="Cadre de texte 8" draw:style-name="gr5" draw:text-style-name="P7" svg:width="3.174cm" svg:height="0.572cm" svg:x="2.335cm" svg:y="17.681cm"><draw:text-box><text:p text:style-name="P3"><text:span text:style-name="T1">cheveuxform</text:span></text:p></draw:text-box></draw:frame><draw:frame text:anchor-type="paragraph" draw:z-index="8" draw:name="Cadre de texte 9" draw:style-name="gr4" draw:text-style-name="P7" svg:width="2.969cm" svg:height="0.578cm" svg:x="2.905cm" svg:y="18.496cm"><draw:text-box><text:p text:style-name="P3"><text:span text:style-name="T1">paysform</text:span></text:p></draw:text-box></draw:frame><draw:frame text:anchor-type="paragraph" draw:z-index="9" draw:name="Cadre de texte 10" draw:style-name="gr4" draw:text-style-name="P7" svg:width="3.098cm" svg:height="0.578cm" svg:x="2.776cm" svg:y="19.309cm"><draw:text-box><text:p text:style-name="P3"><text:span text:style-name="T1">villeform</text:span></text:p></draw:text-box></draw:frame><draw:frame text:anchor-type="paragraph" draw:z-index="10" draw:name="Cadre de texte 11" draw:style-name="gr4" draw:text-style-name="P7" svg:width="2.969cm" svg:height="0.578cm" svg:x="2.538cm" svg:y="20.165cm"><draw:text-box><text:p text:style-name="P3"><text:span text:style-name="T1">religionform</text:span></text:p></draw:text-box></draw:frame><draw:frame text:anchor-type="paragraph" draw:z-index="11" draw:name="Cadre de texte 12" draw:style-name="gr3" draw:text-style-name="P6" svg:width="2.077cm" svg:height="0.976cm" svg:x="11.084cm" svg:y="13.333cm"><draw:text-box><text:p text:style-name="P3">forceform</text:p></draw:text-box></draw:frame><draw:frame text:anchor-type="paragraph" draw:z-index="12" draw:name="Cadre de texte 13" draw:style-name="gr3" draw:text-style-name="P6" svg:width="2.906cm" svg:height="0.976cm" svg:x="16.094cm" svg:y="13.333cm"><draw:text-box><text:p text:style-name="P3">intelligenceform</text:p></draw:text-box></draw:frame><draw:frame text:anchor-type="paragraph" draw:z-index="13" draw:name="Cadre de texte 14" draw:style-name="gr3" draw:text-style-name="P6" svg:width="2.077cm" svg:height="0.976cm" svg:x="16.54cm" svg:y="14.065cm"><draw:text-box><text:p text:style-name="P3">sagesseform</text:p></draw:text-box></draw:frame><draw:frame text:anchor-type="paragraph" draw:z-index="14" draw:name="Cadre de texte 15" draw:style-name="gr3" draw:text-style-name="P6" svg:width="2.077cm" svg:height="0.976cm" svg:x="11.084cm" svg:y="14.025cm"><draw:text-box><text:p text:style-name="P3">dexteriteform</text:p></draw:text-box></draw:frame><draw:frame text:anchor-type="paragraph" draw:z-index="15" draw:name="Cadre de texte 16" draw:style-name="gr3" draw:text-style-name="P6" svg:width="2.077cm" svg:height="0.976cm" svg:x="16.54cm" svg:y="14.676cm"><draw:text-box><text:p text:style-name="P3">Charisme</text:p><text:p text:style-name="P3">form</text:p></draw:text-box></draw:frame><draw:frame text:anchor-type="paragraph" draw:z-index="16" draw:name="Cadre de texte 17" draw:style-name="gr3" draw:text-style-name="P5" svg:width="2.077cm" svg:height="0.976cm" svg:x="11.084cm" svg:y="14.718cm"><draw:text-box><text:p text:style-name="P3"><text:span text:style-name="T3">constitutionform</text:span></text:p></draw:text-box></draw:frame><draw:frame text:anchor-type="paragraph" draw:z-index="19" draw:name="Cadre de texte 18" draw:style-name="gr2" draw:text-style-name="P4" svg:width="4.123cm" svg:height="0.816cm" svg:x="6.537cm" svg:y="9.53cm"><draw:text-box><text:p text:style-name="P3"><text:span text:style-name="T2">joueurform</text:span></text:p></draw:text-box></draw:frame><draw:frame text:anchor-type="paragraph" draw:z-index="20" draw:name="Cadre de texte 19" draw:style-name="gr1" draw:text-style-name="P2" svg:width="2.172cm" svg:height="1.142cm" svg:x="1.663cm" svg:y="7.527cm"><draw:text-box><text:p text:style-name="P1"><text:span text:style-name="T1">prejean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4-01T10:06:29.313000000</dc:date>
    <meta:editing-duration>PT1H15M1S</meta:editing-duration>
    <meta:editing-cycles>18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